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Arial Unicode MS'" svg:font-family="'OpenSymbol, 'Arial Unicode M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22222" fo:background-color="#ffffff" style:font-name-asian="Times New Roman1"/>
    </style:style>
    <style:style style:name="P2" style:family="paragraph" style:parent-style-name="Standard">
      <style:text-properties style:font-name-asian="Times New Roman1"/>
    </style:style>
    <style:style style:name="P3" style:family="paragraph" style:parent-style-name="Standard">
      <style:text-properties fo:font-weight="bold" style:letter-kerning="true" style:font-name-asian="Noto Sans CJK SC Regular" style:language-asian="zh" style:country-asian="CN" style:font-weight-asian="bold" style:language-complex="hi" style:country-complex="IN"/>
    </style:style>
    <style:style style:name="P4" style:family="paragraph" style:parent-style-name="Standard_20__28_user_29_">
      <style:paragraph-properties fo:text-align="center" style:justify-single-word="false"/>
    </style:style>
    <style:style style:name="P5" style:family="paragraph" style:parent-style-name="Standard_20__28_user_29_">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P6" style:family="paragraph" style:parent-style-name="Standard_20__28_user_29_">
      <style:text-properties style:font-name="Times New Roman" fo:font-size="12pt" style:font-size-asian="12pt" style:font-name-complex="Times New Roman1"/>
    </style:style>
    <style:style style:name="P7" style:family="paragraph" style:parent-style-name="Standard_20__28_user_29_" style:master-page-name="Standard">
      <style:paragraph-properties fo:text-align="center" style:justify-single-word="false" style:page-number="auto"/>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T2" style:family="text">
      <style:text-properties style:font-name="Times New Roman" fo:font-size="12pt" fo:font-weight="bold" style:font-size-asian="12pt" style:font-weight-asian="bold" style:font-name-complex="Times New Roman1"/>
    </style:style>
    <style:style style:name="T3" style:family="text">
      <style:text-properties style:font-name="Times New Roman" fo:font-size="12pt" style:font-size-asian="12pt" style:font-name-complex="Times New Roman1"/>
    </style:style>
    <style:style style:name="T4" style:family="text">
      <style:text-properties fo:background-color="#ffffff" loext:char-shading-value="0" style:font-name-asian="Times New Roman1"/>
    </style:style>
    <style:style style:name="T5" style:family="text">
      <style:text-properties style:font-name-asian="Times New Roman1"/>
    </style:style>
    <style:style style:name="T6" style:family="text">
      <style:text-properties style:font-name-asian="Times New Roman1" style:font-weight-complex="bold"/>
    </style:style>
    <style:style style:name="T7" style:family="text">
      <style:text-properties fo:font-style="normal" style:font-name-asian="Times New Roman1" style:font-style-asian="normal" style:font-style-complex="normal" style:font-weight-complex="bold"/>
    </style:style>
    <style:style style:name="T8" style:family="text">
      <style:text-properties fo:letter-spacing="-0.002cm" fo:background-color="#ffffff" loext:char-shading-value="0" style:font-name-asian="Times New Roman1"/>
    </style:style>
    <style:style style:name="T9" style:family="text">
      <style:text-properties fo:font-size="9.5pt" style:font-size-asian="9.5pt" style:font-size-complex="9.5pt"/>
    </style:style>
    <style:style style:name="T10" style:family="text">
      <style:text-properties style:font-name="Times New Roman" fo:font-size="9.5pt" style:letter-kerning="false" style:font-size-asian="9.5pt" style:font-name-complex="Times New Roman1" style:font-size-complex="9.5pt" style:language-complex="ar" style:country-complex="SA"/>
    </style:style>
    <style:style style:name="T11" style:family="text">
      <style:text-properties fo:font-size="8pt" style:font-size-asian="8pt" style:font-size-complex="8pt"/>
    </style:style>
    <style:style style:name="T12" style:family="text">
      <style:text-properties style:font-name="Times New Roman" fo:font-size="8pt" style:letter-kerning="false" style:font-size-asian="8pt" style:font-name-complex="Times New Roman1" style:font-size-complex="8pt" style:language-complex="ar" style:country-complex="SA"/>
    </style:style>
    <style:style style:name="T13" style:family="text">
      <style:text-properties fo:font-size="7pt" style:font-size-asian="7pt" style:font-size-complex="7pt"/>
    </style:style>
    <style:style style:name="T14" style:family="text">
      <style:text-properties fo:font-size="9.5pt" style:font-size-asian="9.5pt" style:font-size-complex="9.5pt" style:font-weight-complex="bold"/>
    </style:style>
    <style:style style:name="T15" style:family="text">
      <style:text-properties fo:font-size="8pt" style:font-size-asian="8pt"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ourniquet</text:span></text:p>
      <text:p text:style-name="P5"/>
      <text:p text:style-name="P5"/>
      <text:p text:style-name="P5"/>
      <text:p text:style-name="Standard"/>
      <text:p text:style-name="P4"><text:span text:style-name="T1">Stethoscope</text:span></text:p>
      <text:p text:style-name="P5"/>
      <text:p text:style-name="P5"/>
      <text:p text:style-name="P5"/>
      <text:p text:style-name="Standard_20__28_user_29_"><text:span text:style-name="T1"><office:annotation office:name="__Annotation__346_4219854354"><dc:creator>Emily Maria Stephenson</dc:creator><dc:date>2018-07-17T12:15:00</dc:date><loext:sender-initials>EMS</loext:sender-initials><text:p><text:span text:style-name="T9">In this section you must provide technical details of your</text:span></text:p><text:p><text:span text:style-name="T9">basic research, applied research, or experimental</text:span></text:p><text:p><text:span text:style-name="T9">development project. Lines 242, 244, and 246 have word</text:span></text:p><text:p><text:span text:style-name="T9">limitations of 350, 700, and 350 respectively. Therefore, your</text:span></text:p><text:p><text:span text:style-name="T9">answers should focus on the technical facts and should be in</text:span></text:p><text:p><text:span text:style-name="T9">the technical language and style of those who did the actual</text:span></text:p><text:p><text:span text:style-name="T9">work, or who understand and are familiar with the work.</text:span></text:p><text:p><text:span text:style-name="T9">Use existing materials and documents generated during the</text:span></text:p><text:p><text:span text:style-name="T9">course of your work to extract the pertinent information to</text:span></text:p><text:p><text:span text:style-name="T9">complete this section. You should retain these materials and</text:span></text:p><text:p><text:span text:style-name="T9">documents so that the CRA can verify that there is a</text:span></text:p><text:p><text:span text:style-name="T9">reasonable level of support for the SR&amp;ED work that was</text:span></text:p><text:p><text:span text:style-name="T9">performed in the tax year. ( See Appendix 2,</text:span></text:p><text:p><text:span text:style-name="T9">“</text:span><text:span text:style-name="T9">Documentation and other evidence to support your</text:span></text:p><text:p><text:span text:style-name="T9">SR&amp;ED claim.” The Self-Assessment and Learning Tool</text:span></text:p><text:p><text:span text:style-name="T9">(SALT) might also be helpful in assisting you in identifying</text:span></text:p><text:p><text:span text:style-name="T9">and gathering your SR&amp;ED project information.</text:span></text:p><text:p><text:span text:style-name="T9">If you are using approved tax software to prepare your</text:span></text:p><text:p><text:span text:style-name="T9">income tax return, your responses to these questions for each project should be included in the software and should</text:span></text:p><text:p><text:span text:style-name="T9">not be submitted as a separate attachment.</text:span></text:p><text:p><text:span text:style-name="T9">If you are not using approved tax software to prepare your</text:span></text:p><text:p><text:span text:style-name="T9">claim, use a separate sheet if necessary to respond to these</text:span></text:p><text:p><text:span text:style-name="T9">questions. Each separate sheet must be clearly labelled with</text:span></text:p><text:p><text:span text:style-name="T10">the project title and the question you are answering.</text:span></text:p></office:annotation></text:span><text:span text:style-name="T1">Section B – Project descriptions</text:span><office:annotation-end office:name="__Annotation__346_4219854354"/></text:p>
      <text:p text:style-name="Standard_20__28_user_29_"><text:span text:style-name="T2"><office:annotation office:name="__Annotation__350_4219854354"><dc:creator>Emily Maria Stephenson</dc:creator><dc:date>2018-07-17T12:16:00</dc:date><loext:sender-initials>EMS</loext:sender-initials><text:p/><text:p><text:span text:style-name="T14">Describe the scientific or technological uncertainty you</text:span></text:p><text:p><text:span text:style-name="T14">encountered that led you to do the SR&amp;ED. Scientific or</text:span></text:p><text:p><text:span text:style-name="T14">technological uncertainty means whether a given result or</text:span></text:p><text:p><text:span text:style-name="T14">objective can be achieved or how to achieve it, is not known or determined on the basis of generally available scientific or technological knowledge or experience.</text:span></text:p><text:p><text:span text:style-name="T14">In responding to this question, we suggest that you include the objective of the project and describe the scientific knowledge or the new or improved capability you were seeking. Your response should indicate the existing</text:span></text:p><text:p><text:span text:style-name="T14">scientific or technological knowledge base at the onset of</text:span></text:p><text:p><text:span text:style-name="T14">the SR&amp;ED project. Describe the shortcomings or</text:span></text:p><text:p><text:span text:style-name="T14">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11">Reference: </text:span><text:span text:style-name="T15">Eligibility of Work for SR&amp;ED Investment Tax Credits Policy</text:span></text:p></office:annotation></text:span><text:span text:style-name="T2">242</text:span><office:annotation-end office:name="__Annotation__350_4219854354"/><text:span text:style-name="T2">. What scientific or technological uncertainties did you attempt to overcome? (Maximum 350 words)</text:span></text:p>
      <text:p text:style-name="P1"/>
      <text:p text:style-name="Standard"><text:span text:style-name="T4">A</text:span><text:span text:style-name="apple-converted-space"><text:span text:style-name="T4"> </text:span></text:span><text:span text:style-name="T6">tourniquet</text:span><text:span text:style-name="apple-converted-space"><text:span text:style-name="T4"> </text:span></text:span><text:span text:style-name="T4">is considered to be an essential medical device in pre-hospital and emergency medical settings. <text:s text:c="2"/>A tourniquet is used to reduce or prevent blood loss from an extremity, and is typically used in patients who have suffered a penetrating trauma. Despite the ubiquity of tourniquets in the developed world, in the developing world</text:span> tourniquets are often not widely available. Tragically, hemorrhagic deaths from limb exsanguination are common in conflict regions due to barriers access to this life-saving medical device. Tourniquets are scarce in underdeveloped regions such as the Gaza Strip. This scarcity can be attributed to both the high cost-per-unit of the tourniquet in addition to resource blockades which prevent the entry of medical supplies. For example, commercially available <text:span text:style-name="Emphasis"><text:span text:style-name="T7">Combat Application Tourniquets (CAT)</text:span></text:span><text:span text:style-name="apple-converted-space"><text:span text:style-name="T4"> </text:span></text:span><text:span text:style-name="T4">cost approximately </text:span>USD$50 per piece. Moreover, the CAT is best suited for use in adults and do not work on a pediatric population, whereas the Gaza population is mostly children.</text:p>
      <text:p text:style-name="Standard"/>
      <text:p text:style-name="Standard">It was uncertain if an effective, low-cost, open-access tourniquet could be designed for mixed adult and pediatric use. No validated, open-access tourniquet was currently available at the time of project initiation.</text:p>
      <text:p text:style-name="Standard"/>
      <text:p text:style-name="P6"/>
      <text:p text:style-name="P6"/>
      <text:p text:style-name="Standard_20__28_user_29_"><text:span text:style-name="T2"><office:annotation office:name="__Annotation__372_4219854354"><dc:creator>Emily Maria Stephenson</dc:creator><dc:date>2018-07-17T12:22:00</dc:date><loext:sender-initials>EMS</loext:sender-initials><text:p><text:span text:style-name="T9">In responding to this question, describe, in a clear and</text:span></text:p><text:p><text:span text:style-name="T9">concise manner, how you attempted to overcome the</text:span></text:p><text:p><text:span text:style-name="T9">scientific or technological uncertainties that you identified</text:span></text:p><text:p><text:span text:style-name="T9">at line 242.</text:span></text:p><text:p><text:span text:style-name="T9">Describe the work done in chronological order. In doing so,</text:span></text:p><text:p><text:span text:style-name="T9">clearly demonstrate the systematic nature of the</text:span></text:p><text:p><text:span text:style-name="T9">investigation or search. This includes describing;</text:span></text:p><text:p><text:span text:style-name="T13">■ </text:span><text:span text:style-name="T9">the hypotheses designed to reduce or eliminate the</text:span></text:p><text:p><text:span text:style-name="T9">uncertainties;</text:span></text:p><text:p><text:span text:style-name="T13">■ </text:span><text:span text:style-name="T9">experiments and/or analysis conducted to test the</text:span></text:p><text:p><text:span text:style-name="T9">hypotheses;</text:span></text:p><text:p><text:span text:style-name="T13">■ </text:span><text:span text:style-name="T9">the results obtained; and,</text:span></text:p><text:p><text:span text:style-name="T13">■ </text:span><text:span text:style-name="T9">the conclusions.</text:span></text:p><text:p><text:span text:style-name="T9">If this is a continuation of a previously claimed project, it is</text:span></text:p><text:p><text:span text:style-name="T9">important that you focus on the work carried out during the</text:span></text:p><text:p><text:span text:style-name="T9">tax year for which you are making the claim.</text:span></text:p><text:p><text:span text:style-name="T9">If all or part of the work was performed on your behalf by</text:span></text:p><text:p><text:span text:style-name="T9">contractors, include that work in your description and</text:span></text:p><text:p><text:span text:style-name="T9">identify that the work was performed by contractors.</text:span></text:p><text:p><text:span text:style-name="T11">Reference: Eligibility of Work for SR&amp;ED Investment Tax Credits Policy</text:span></text:p></office:annotation></text:span><text:span text:style-name="T2">244</text:span><office:annotation-end office:name="__Annotation__372_4219854354"/><text:span text:style-name="T2">. What work did you perform in the tax year to overcome the scientific or technological uncertainties described in line 242?</text:span></text:p>
      <text:p text:style-name="Standard_20__28_user_29_"><text:span text:style-name="T2">(Summarize the systematic investigation or search) (Maximum 700 words)</text:span></text:p>
      <text:p text:style-name="P6"/>
      <text:p text:style-name="Standard_20__28_user_29_"><text:span text:style-name="T3">The hypothesis of this project was that an effective, low-cost, open-access tourniquet could be designed, constructed and validated for mixed adult and pediatric use.</text:span></text:p>
      <text:p text:style-name="P6"/>
      <text:p text:style-name="Standard_20__28_user_29_"><text:span text:style-name="T3">In this section, we will discuss the work that was done in this tax year on the design, construction and validation of a low-cost tourniquet.</text:span></text:p>
      <text:p text:style-name="Standard"/>
      <text:p text:style-name="Standard">Testing of varied tourniquet prototypes and materials testing was conducted to develop an effective tourniquet design. <text:s/><text:span text:style-name="T8">In laboratory testing of a preliminary prototype of the tourniquet on manikins, it was discovered that twisting the windlass too many times resulted in a catastrophic failure of the tourniquet. Consequently, corrections to the tourniquet design were implemented. The new model was then tested to failure and it was found to withstand approximately 5 times </text:span><text:soft-page-break/><text:span text:style-name="T8">more force as the original design before non-catastrophic failure resulting in an unstable tourniquet. </text:span></text:p>
      <text:p text:style-name="P2"/>
      <text:p text:style-name="Standard"><text:s/>A prototype of Glia’s 3D printed tourniquet could be manufactured in Gaza at a cost of 25 NIS (USD$7). It was tested in the lab and in initial field trials with success. </text:p>
      <text:p text:style-name="Standard"/>
      <text:p text:style-name="Standard">This updated tourniquet design was produced and deployed in large quantity for field testing during violent Israeli suppression of the protests along the Gaza border. </text:p>
      <text:p text:style-name="Standard">Ten tourniquets were deployed on patients wounded with live ammunition meeting criteria for tourniquet use. Three tourniquets failed. Seven tourniquets operated as intended.</text:p>
      <text:p text:style-name="Standard"/>
      <text:p text:style-name="Standard">Field testing the tourniquet in large quantity revealed both the strengths and weaknesses of the device for use in trauma situations. Paramedics, first-responders and clinicians who used the device reported difficulties opening the packaging – identifying an area for improvement in future iterations of the device. <text:span text:style-name="T8">Additionally, a buckle failed on a moderately critical patient while in the first phase of application while using the latest model of tourniquet which was an unexpected occurrence.</text:span></text:p>
      <text:p text:style-name="Standard"/>
      <text:p text:style-name="Standard"><text:span text:style-name="T8">In conclusion, this project saw the first large deployment of open source, 3D-printed tourniquets in a battlefield setting. The tourniquets were well-received by patients, bystanders and first responders. Field testing large numbers of tourniquets on trauma patients revealed several moderate and critical errors in the device and identified areas for design improvement.</text:span></text:p>
      <text:p text:style-name="Standard"/>
      <text:p text:style-name="Standard"/>
      <text:p text:style-name="P3"/>
      <text:p text:style-name="Standard_20__28_user_29_"><text:span text:style-name="T2"><office:annotation office:name="__Annotation__435_4219854354"><dc:creator>Emily Maria Stephenson</dc:creator><dc:date>2018-07-17T12:22:00</dc:date><loext:sender-initials>EMS</loext:sender-initials><text:p><text:span text:style-name="T9">Describe the new scientific knowledge you gained or the</text:span></text:p><text:p><text:span text:style-name="T9">technological advancements you achieved, or attempt to</text:span></text:p><text:p><text:span text:style-name="T9">achieve, as a result of the SR&amp;ED work you performed.</text:span></text:p><text:p><text:span text:style-name="T9">Note that it is the advancement in the underlying science or</text:span></text:p><text:p><text:span text:style-name="T9">technology that is important, not how the work advanced</text:span></text:p><text:p><text:span text:style-name="T9">your business or business practices.</text:span></text:p><text:p><text:span text:style-name="T9">In responding to this question, we suggest that you focus on</text:span></text:p><text:p><text:span text:style-name="T9">how the work you described at line 244 advanced the</text:span></text:p><text:p><text:span text:style-name="T9">scientific or technological knowledge base that existed at</text:span></text:p><text:p><text:span text:style-name="T9">the onset of the project. In other words, describe the</text:span></text:p><text:p><text:span text:style-name="T9">information or the knowledge generated that advanced</text:span></text:p><text:p><text:span text:style-name="T9">your understanding of scientific relations or technology.</text:span></text:p><text:p><text:span text:style-name="T9">Note</text:span></text:p><text:p><text:span text:style-name="T9">Achieving the novelty, innovation, uniqueness, feature</text:span></text:p><text:p><text:span text:style-name="T9">enhancement, or increased functionality of the product</text:span></text:p><text:p><text:span text:style-name="T9">or process may not in itself demonstrate scientific or</text:span></text:p><text:p><text:span text:style-name="T9">technological advancement. Advancement should move</text:span></text:p><text:p><text:span text:style-name="T9">the scientific or technological knowledge base of your</text:span></text:p><text:p><text:span text:style-name="T9">business to a higher level through an increase in the</text:span></text:p><text:p><text:span text:style-name="T9">understanding of scientific relations or technology.</text:span></text:p><text:p><text:span text:style-name="T9">Therefore it is important to describe what advances you</text:span></text:p><text:p><text:span text:style-name="T9">made to your existing scientific or technological</text:span></text:p><text:p><text:span text:style-name="T9">knowledge base that enabled you to achieve your goals.</text:span></text:p><text:p><text:span text:style-name="T9">In addition, failure to achieve your objectives or goals</text:span></text:p><text:p><text:span text:style-name="T9">does not necessarily mean there is no advancement. An</text:span></text:p><text:p><text:span text:style-name="T9">understanding gained by learning why a possible</text:span></text:p><text:p><text:span text:style-name="T9">solution will not succeed or will not meet the desired</text:span></text:p><text:p><text:span text:style-name="T9">objectives may constitute an advancement in science or</text:span></text:p><text:p><text:span text:style-name="T9">technology. In other words the rejection of a hypothesis</text:span></text:p><text:p><text:span text:style-name="T9">can be considered as an advancement because it</text:span></text:p><text:p><text:span text:style-name="T9">eliminates a possible solution.</text:span></text:p><text:p><text:span text:style-name="T11">Reference: Eligibility of Work for SR&amp;ED Investment Tax Credits</text:span></text:p><text:p><text:span text:style-name="T12">Policy</text:span></text:p></office:annotation></text:span><text:span text:style-name="T2">246 </text:span><office:annotation-end office:name="__Annotation__435_4219854354"/><text:span text:style-name="T2">What scientific or technological advancements did you achieve or attempt to achieve as a result of the work described in line 244? (Maximum 350 words)</text:span></text:p>
      <text:p text:style-name="Standard"/>
      <text:p text:style-name="Standard_20__28_user_29_"><text:span text:style-name="T3">The technological advancement achieved by this project is confirmation that a novel, low-cost, 3D printed tourniquet could be designed, constructed and tested to demonstrate efficacy for use in trauma patients. Laboratory testing and field testing of various prototypical tourniquets allowed for the identification of design flaws in the tourniquet prototypes. This research project allowed for the development of an effective and operational ‘Glia’ model tourniquet.</text:span><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Arial Unicode MS'" svg:font-family="'OpenSymbol, 'Arial Unicode M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Tahoma" fo:font-family="Tahoma" style:font-family-generic="roman" style:font-pitch="variable" fo:font-size="11pt" style:letter-kerning="true" style:font-name-asian="Noto Sans CJK SC Regular" style:font-family-asian="'Noto Sans CJK SC Regular'" style:font-family-generic-asian="system" style:font-pitch-asian="variable" style:font-size-asian="11pt" style:language-asian="zh" style:country-asian="CN" style:font-name-complex="FreeSans" style:font-family-complex="FreeSans" style:font-family-generic-complex="system" style:font-pitch-complex="variable" style:language-complex="hi" style:country-complex="IN" fo:hyphenate="false" fo:hyphenation-remain-char-count="2" fo:hyphenation-push-char-count="2"/>
    </style:style>
    <style:style style:name="annotation_20_text" style:display-name="annotation text" style:family="paragraph" style:parent-style-name="Standard" style:default-outline-level="">
      <style:paragraph-properties fo:hyphenation-ladder-count="no-limit" style:vertical-align="baseline"/>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style:style>
    <style:style style:name="Balloon_20_Text" style:display-name="Balloon Text" style:family="paragraph" style:parent-style-name="Standard" style:default-outline-level="">
      <style:text-properties fo:font-size="9pt" style:font-size-asian="9pt"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OpenSymbol, 'Arial Unicode MS'" style:font-family-asian="'OpenSymbol, 'Arial Unicode MS''" style:font-family-generic-asian="system" style:font-pitch-asian="variable" style:font-name-complex="OpenSymbol, 'Arial Unicode MS'" style:font-family-complex="'OpenSymbol, 'Arial Unicode M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dc:creator>Emily Maria Stephenson</dc:creator>
    <meta:editing-cycles>3</meta:editing-cycles>
    <meta:creation-date>2018-07-23T06:31:00</meta:creation-date>
    <dc:date>2018-07-23T06:33:00</dc:date>
    <meta:editing-duration>PT1M</meta:editing-duration>
    <meta:generator>LibreOffice/6.0.5.2$MacOSX_X86_64 LibreOffice_project/54c8cbb85f300ac59db32fe8a675ff7683cd5a16</meta:generator>
    <meta:document-statistic meta:table-count="0" meta:image-count="0" meta:object-count="0" meta:page-count="2" meta:paragraph-count="18" meta:word-count="665" meta:character-count="4466" meta:non-whitespace-character-count="38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